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sv" fo:country="SE" officeooo:rsid="001d36ce" officeooo:paragraph-rsid="001d36ce"/>
    </style:style>
    <style:style style:name="P2" style:family="paragraph" style:parent-style-name="Standard">
      <style:text-properties fo:language="sv" fo:country="SE" officeooo:rsid="001d36ce" officeooo:paragraph-rsid="0021f254"/>
    </style:style>
    <style:style style:name="P3" style:family="paragraph" style:parent-style-name="Standard">
      <style:text-properties style:font-name="Sauce Code Powerline" fo:font-size="9pt" fo:language="sv" fo:country="SE" officeooo:rsid="0023b1fd" officeooo:paragraph-rsid="0023b1fd" style:font-size-asian="7.84999990463257pt" style:font-size-complex="9pt"/>
    </style:style>
    <style:style style:name="P4" style:family="paragraph" style:parent-style-name="Standard">
      <style:text-properties fo:language="sv" fo:country="SE" officeooo:rsid="0020b357" officeooo:paragraph-rsid="0021f254"/>
    </style:style>
    <style:style style:name="P5" style:family="paragraph" style:parent-style-name="Standard">
      <style:text-properties fo:language="sv" fo:country="SE" officeooo:rsid="001d36ce" officeooo:paragraph-rsid="0021f254"/>
    </style:style>
    <style:style style:name="P6" style:family="paragraph" style:parent-style-name="Standard">
      <style:text-properties style:font-name="Sauce Code Powerline" fo:font-size="8pt" fo:language="sv" fo:country="SE" officeooo:rsid="002408b4" officeooo:paragraph-rsid="002408b4" style:font-size-asian="8pt" style:font-size-complex="8pt"/>
    </style:style>
    <style:style style:name="P7" style:family="paragraph" style:parent-style-name="Standard">
      <style:text-properties style:font-name="Sauce Code Powerline" fo:font-size="8pt" fo:language="sv" fo:country="SE" fo:font-weight="bold" officeooo:rsid="002408b4" officeooo:paragraph-rsid="002408b4" style:font-size-asian="8pt" style:font-weight-asian="bold" style:font-size-complex="8pt" style:font-weight-complex="bold"/>
    </style:style>
    <style:style style:name="P8" style:family="paragraph" style:parent-style-name="Standard">
      <style:text-properties style:font-name="Sauce Code Powerline" fo:font-size="8pt" fo:language="sv" fo:country="SE" fo:font-weight="normal" officeooo:rsid="002408b4" officeooo:paragraph-rsid="002408b4" style:font-size-asian="8pt" style:font-weight-asian="normal" style:font-size-complex="8pt" style:font-weight-complex="normal"/>
    </style:style>
    <style:style style:name="P9" style:family="paragraph" style:parent-style-name="Standard">
      <style:text-properties fo:font-size="8pt" fo:language="sv" fo:country="SE" officeooo:rsid="001d36ce" officeooo:paragraph-rsid="0021f254" style:font-size-asian="8pt" style:font-size-complex="8pt"/>
    </style:style>
    <style:style style:name="P10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Sauce Code Powerline" fo:font-size="8pt" fo:language="sv" fo:country="SE" fo:font-weight="bold" officeooo:rsid="002408b4" officeooo:paragraph-rsid="002408b4" style:font-size-asian="8pt" style:font-weight-asian="bold" style:font-size-complex="8pt" style:font-weight-complex="bold"/>
    </style:style>
    <style:style style:name="T1" style:family="text">
      <style:text-properties officeooo:rsid="001f1389"/>
    </style:style>
    <style:style style:name="T2" style:family="text">
      <style:text-properties officeooo:rsid="0020b3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ML/CSS - Rickard Petersen Upgift 1 <text:s/>- FED15</text:p>
      <text:p text:style-name="P1"/>
      <text:p text:style-name="P1">Till den här uppgiften valde jag att både använda en div-lösning och en table-lösning.</text:p>
      <text:p text:style-name="P1">Och då divs till headern och tables till vad jag kallade “section links” alltså dem tre länkarna I mitten.</text:p>
      <text:p text:style-name="P1">Anledningen till detta beslut var helt enkelt att jag ville ha lite repition i båda grejerna.</text:p>
      <text:p text:style-name="P1"/>
      <text:p text:style-name="P1">Försökte hålla mig bortta från floats och använde mestadels inline-block för att positionera divsen.</text:p>
      <text:p text:style-name="P1"/>
      <text:p text:style-name="P2">Så här I efterhand känner jag att jag kankse la lite för stor vikt på att få alla element att matcha exakt på pixeln var dem låg I referens-bilden. Så min css blev lite <text:span text:style-name="T1">ned</text:span>smutts<text:span text:style-name="T1">ad med massa margins och paddings osv</text:span>. <text:span text:style-name="T2">Om jag skulle göra om den så skulle jag nog kört lite mer ”klasser som attribut” som du visade på sista lektionen. </text:span></text:p>
      <text:p text:style-name="P2"/>
      <text:p text:style-name="P4">Annars är jag ganska nöjd med hur pass lik sidan blev bilden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oft-page-break/></text:p>
      <text:p text:style-name="P6">&lt;!DOCTYPE html&gt;</text:p>
      <text:p text:style-name="P6"/>
      <text:p text:style-name="P6">&lt;html&gt; </text:p>
      <text:p text:style-name="P6"><text:s/>&lt;head&gt; </text:p>
      <text:p text:style-name="P6"><text:s text:c="2"/>&lt;title&gt;Rickard FED2015 upg1&lt;/title&gt; </text:p>
      <text:p text:style-name="P6"><text:s text:c="2"/>&lt;link rel="stylesheet" type="text/css" href="style.css" &gt;</text:p>
      <text:p text:style-name="P6"><text:s/>&lt;/head&gt;</text:p>
      <text:p text:style-name="P6"/>
      <text:p text:style-name="P6">&lt;body&gt;</text:p>
      <text:p text:style-name="P6"><text:s/>&lt;div id="main"&gt;</text:p>
      <text:p text:style-name="P6"/>
      <text:p text:style-name="P6"><text:s/>&lt;!-- HEADER ____________________________________ --&gt;</text:p>
      <text:p text:style-name="P6"><text:s/>&lt;div id="header"&gt;</text:p>
      <text:p text:style-name="P6"><text:s text:c="2"/>&lt;div id="headLeft"&gt;</text:p>
      <text:p text:style-name="P6"><text:s text:c="4"/>&lt;img src="http://medieinstitutet.s3-website-us-east-1.amazonaws.com/FED15/upg1/logo.png"&gt;</text:p>
      <text:p text:style-name="P6"><text:s text:c="4"/>&lt;img src="http://medieinstitutet.s3-website-us-east-1.amazonaws.com/FED15/upg1/globe.png"&gt;</text:p>
      <text:p text:style-name="P6"><text:s text:c="4"/>&lt;br&gt;</text:p>
      <text:p text:style-name="P6"><text:s text:c="4"/>&lt;div class="button" id="button1"&gt;&lt;a href="#"&gt;Project Gutenberg &lt;span&gt;WWW site&lt;/a&gt;&lt;/span&gt;&lt;/div&gt;</text:p>
      <text:p text:style-name="P6"><text:s text:c="4"/>&lt;div class="button" id="button2"&gt;&lt;a href="#"&gt;Last Issue&lt;/a&gt;&lt;/div&gt;</text:p>
      <text:p text:style-name="P6"><text:s text:c="2"/>&lt;/div&gt;</text:p>
      <text:p text:style-name="P6"/>
      <text:p text:style-name="P6"><text:s text:c="2"/>&lt;div id="redhead"&gt;&lt;/div&gt;</text:p>
      <text:p text:style-name="P6"/>
      <text:p text:style-name="P6"><text:s text:c="2"/>&lt;div id="headRight"&gt;</text:p>
      <text:p text:style-name="P6"><text:s text:c="4"/>&lt;img src="http://medieinstitutet.s3-website-us-east1.amazonaws.com/FED15/upg1/promonet.png"&gt;</text:p>
      <text:p text:style-name="P6"><text:s text:c="4"/>&lt;p&gt;copyright&amp;copy 1995, 1996 &lt;br&gt;</text:p>
      <text:p text:style-name="P6"><text:s text:c="7"/>Last Update: &lt;br&gt;</text:p>
      <text:p text:style-name="P6"><text:s text:c="4"/>&lt;b&gt;20 Dec 1996&lt;/b&gt;&lt;/p&gt;</text:p>
      <text:p text:style-name="P6"><text:s text:c="2"/>&lt;/div&gt;</text:p>
      <text:p text:style-name="P6"><text:s/>&lt;/div&gt;</text:p>
      <text:p text:style-name="P6"/>
      <text:p text:style-name="P6"><text:s/>&lt;!-- CONTENT AREA <text:s/>____________________________________ --&gt;</text:p>
      <text:p text:style-name="P6"><text:s text:c="2"/>&lt;!-- Section links --&gt;</text:p>
      <text:p text:style-name="P6"><text:s text:c="2"/>&lt;table class="sectionLinkTable"&gt;</text:p>
      <text:p text:style-name="P6"><text:s text:c="6"/>&lt;tr&gt;</text:p>
      <text:p text:style-name="P6"><text:s text:c="8"/>&lt;td id="ftpSection"&gt;</text:p>
      <text:p text:style-name="P6"><text:s text:c="10"/>&lt;a href="#"&gt;FTP site&lt;/a&gt;</text:p>
      <text:p text:style-name="P6"><text:s text:c="10"/>&lt;p&gt;Download Original Plain Text Issues of "Ask Dr.Internet"&lt;/p&gt;</text:p>
      <text:p text:style-name="P6"><text:s text:c="8"/>&lt;/td&gt;</text:p>
      <text:p text:style-name="P6"/>
      <text:p text:style-name="P6"><text:s text:c="8"/>&lt;td id="askSection"&gt;</text:p>
      <text:p text:style-name="P6"><text:s text:c="10"/>&lt;a href="#"&gt;Ask Here&lt;/a&gt;</text:p>
      <text:p text:style-name="P6"><text:s text:c="10"/>&lt;p&gt;Submit your question to the Dr.Internet!&lt;/p&gt;</text:p>
      <text:p text:style-name="P6"><text:s text:c="8"/>&lt;/td&gt;</text:p>
      <text:p text:style-name="P6"/>
      <text:p text:style-name="P6"><text:s text:c="8"/>&lt;td id="disSection" &gt;</text:p>
      <text:p text:style-name="P6"><text:s text:c="10"/>&lt;a href="#"&gt;Disclaimer&lt;/a&gt;</text:p>
      <text:p text:style-name="P6"><text:s text:c="10"/>&lt;p&gt;Please Read Our Disclaimer!&lt;/p&gt;</text:p>
      <text:p text:style-name="P6"><text:s text:c="8"/>&lt;/td&gt;</text:p>
      <text:p text:style-name="P6"><text:s text:c="2"/>&lt;/table&gt;</text:p>
      <text:p text:style-name="P6"/>
      <text:p text:style-name="P6"/>
      <text:p text:style-name="P6"/>
      <text:p text:style-name="P6"/>
      <text:p text:style-name="P6"><text:s text:c="2"/>&lt;!-- link table --&gt;</text:p>
      <text:p text:style-name="P6"><text:s text:c="2"/>&lt;table border="1" class="linkTable"&gt;</text:p>
      <text:p text:style-name="P6"><text:s text:c="4"/>&lt;tr&gt;</text:p>
      <text:p text:style-name="P6"><text:s text:c="6"/>&lt;td&gt;&lt;a href="#"&gt;20th Issue&lt;/a&gt;&lt;/td&gt;</text:p>
      <text:p text:style-name="P6"><text:s text:c="6"/>&lt;td&gt;&lt;a href="#"&gt;19th Issue&lt;/a&gt;&lt;/td&gt;</text:p>
      <text:p text:style-name="P6"><text:s text:c="6"/>&lt;td&gt;&lt;a href="#"&gt;18th Issue&lt;/a&gt;&lt;/td&gt;</text:p>
      <text:p text:style-name="P6"><text:s text:c="6"/>&lt;td&gt;&lt;a href="#"&gt;17th Issue&lt;/a&gt;&lt;/td&gt;</text:p>
      <text:p text:style-name="P6"><text:s text:c="6"/>&lt;td&gt;&lt;a href="#"&gt;16th Issue&lt;/a&gt;&lt;/td&gt;</text:p>
      <text:p text:style-name="P6"><text:s text:c="4"/>&lt;/tr&gt;</text:p>
      <text:p text:style-name="P6"><text:soft-page-break/><text:s text:c="4"/>&lt;tr&gt;</text:p>
      <text:p text:style-name="P6"><text:s text:c="6"/>&lt;td&gt;&lt;a href="#"&gt;15th Issue&lt;/a&gt;&lt;/td&gt;</text:p>
      <text:p text:style-name="P6"><text:s text:c="6"/>&lt;td&gt;&lt;a href="#"&gt;14th Issue&lt;/a&gt;&lt;/td&gt;</text:p>
      <text:p text:style-name="P6"><text:s text:c="6"/>&lt;td&gt;&lt;a href="#"&gt;13th Issue&lt;/a&gt;&lt;/td&gt;</text:p>
      <text:p text:style-name="P6"><text:s text:c="6"/>&lt;td&gt;&lt;a href="#"&gt;12th Issue&lt;/a&gt;&lt;/td&gt;</text:p>
      <text:p text:style-name="P6"><text:s text:c="6"/>&lt;td&gt;&lt;a href="#"&gt;11th Issue&lt;/a&gt;&lt;/td&gt;</text:p>
      <text:p text:style-name="P6"><text:s text:c="4"/>&lt;/tr&gt;</text:p>
      <text:p text:style-name="P6"><text:s text:c="4"/>&lt;tr&gt;</text:p>
      <text:p text:style-name="P6"><text:s text:c="6"/>&lt;td&gt;&lt;a href="#"&gt;10th Issue&lt;/a&gt;&lt;/td&gt;</text:p>
      <text:p text:style-name="P6"><text:s text:c="6"/>&lt;td&gt;&lt;a href="#"&gt;9th Issue&lt;/a&gt;&lt;/td&gt;</text:p>
      <text:p text:style-name="P6"><text:s text:c="6"/>&lt;td&gt;&lt;a href="#"&gt;8th Issue&lt;/a&gt;&lt;/td&gt;</text:p>
      <text:p text:style-name="P6"><text:s text:c="6"/>&lt;td&gt;&lt;a href="#"&gt;7th Issue&lt;/a&gt;&lt;/td&gt;</text:p>
      <text:p text:style-name="P6"><text:s text:c="6"/>&lt;td&gt;&lt;a href="#"&gt;6th Issue&lt;/a&gt;&lt;/td&gt;</text:p>
      <text:p text:style-name="P6"><text:s text:c="4"/>&lt;/tr&gt;</text:p>
      <text:p text:style-name="P6"><text:s text:c="4"/>&lt;tr&gt;</text:p>
      <text:p text:style-name="P6"><text:s text:c="6"/>&lt;td&gt;&lt;a href="#"&gt;5th Issue&lt;/a&gt;&lt;/td&gt;</text:p>
      <text:p text:style-name="P6"><text:s text:c="6"/>&lt;td&gt;&lt;a href="#"&gt;4th Issue&lt;/a&gt;&lt;/td&gt;</text:p>
      <text:p text:style-name="P6"><text:s text:c="6"/>&lt;td&gt;&lt;a href="#"&gt;3th Issue&lt;/a&gt;&lt;/td&gt;</text:p>
      <text:p text:style-name="P6"><text:s text:c="6"/>&lt;td&gt;&lt;a href="#"&gt;2th Issue&lt;/a&gt;&lt;/td&gt;</text:p>
      <text:p text:style-name="P6"><text:s text:c="6"/>&lt;td&gt;&lt;a href="#"&gt;1th Issue&lt;/a&gt;&lt;/td&gt;</text:p>
      <text:p text:style-name="P6"><text:s text:c="4"/>&lt;/tr&gt;</text:p>
      <text:p text:style-name="P6"><text:s text:c="2"/>&lt;/table&gt;</text:p>
      <text:p text:style-name="P6"/>
      <text:p text:style-name="P6">&lt;!-- <text:s/>FOOTER <text:s text:c="3"/>____________________________________ --&gt;</text:p>
      <text:p text:style-name="P6"><text:s text:c="4"/>&lt;div id="footer"&gt;</text:p>
      <text:p text:style-name="P6"><text:s text:c="6"/>&lt;p&gt;&lt;b&gt;You are visitor #COUNT since Jun 27,1995&lt;/b&gt;&lt;/p&gt;</text:p>
      <text:p text:style-name="P6"><text:s text:c="4"/>&lt;/div&gt;</text:p>
      <text:p text:style-name="P6"><text:s text:c="2"/>&lt;/div&gt;</text:p>
      <text:p text:style-name="P6"><text:s/>&lt;/body&gt;</text:p>
      <text:p text:style-name="P6">&lt;/html&gt;</text:p>
      <text:p text:style-name="P6"/>
      <text:p text:style-name="P6"/>
      <text:p text:style-name="P10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#main {</text:p>
      <text:p text:style-name="P8"><text:tab/><text:tab/>width:600 ;</text:p>
      <text:p text:style-name="P8"><text:tab/><text:tab/>margin-left:auto;</text:p>
      <text:p text:style-name="P8"><text:tab/><text:tab/>margin-right:auto;</text:p>
      <text:p text:style-name="P8">}</text:p>
      <text:p text:style-name="P8"/>
      <text:p text:style-name="P8"/>
      <text:p text:style-name="P8">/* header --------------------------- */</text:p>
      <text:p text:style-name="P8">#header {</text:p>
      <text:p text:style-name="P8"><text:tab/>border-top-style:solid;</text:p>
      <text:p text:style-name="P8"><text:tab/>border-top-color:#aaaaaa;</text:p>
      <text:p text:style-name="P8"><text:tab/>padding-top:5px;</text:p>
      <text:p text:style-name="P8"><text:tab/>margin-bottom:30px;</text:p>
      <text:p text:style-name="P8">}</text:p>
      <text:p text:style-name="P8"/>
      <text:p text:style-name="P8">/* Left part */</text:p>
      <text:p text:style-name="P8">#headLeft {</text:p>
      <text:p text:style-name="P8"><text:tab/>display:inline-block;</text:p>
      <text:p text:style-name="P8"><text:tab/>vertical-align:top;</text:p>
      <text:p text:style-name="P8">}</text:p>
      <text:p text:style-name="P8"/>
      <text:p text:style-name="P8">#headLeft img { vertical-align:middle; }</text:p>
      <text:p text:style-name="P8"/>
      <text:p text:style-name="P8">.button {</text:p>
      <text:p text:style-name="P8"><text:tab/>background-color:rgb(255,210,50);</text:p>
      <text:p text:style-name="P8"/>
      <text:p text:style-name="P8"><text:tab/>border-style:solid;</text:p>
      <text:p text:style-name="P8"><text:tab/>border-top-color:rgb(255,255,50);</text:p>
      <text:p text:style-name="P8"><text:tab/>border-left-color:rgb(255,255,50);</text:p>
      <text:p text:style-name="P8"><text:tab/>border-right-color:rgb(200,150,40);</text:p>
      <text:p text:style-name="P8"><text:tab/>border-bottom-color:rgb(200,150,40);</text:p>
      <text:p text:style-name="P8"><text:tab/></text:p>
      <text:p text:style-name="P8"><text:tab/>display:inline-block;</text:p>
      <text:p text:style-name="P8"><text:tab/>padding: 0px 5px 0px 5px;</text:p>
      <text:p text:style-name="P8"><text:tab/>margin-top:10px;</text:p>
      <text:p text:style-name="P8">}</text:p>
      <text:p text:style-name="P8"/>
      <text:p text:style-name="P8">.button a { </text:p>
      <text:p text:style-name="P8"><text:tab/>color:darkred;</text:p>
      <text:p text:style-name="P8"><text:tab/>text-decoration:none;</text:p>
      <text:p text:style-name="P8"><text:s/>}</text:p>
      <text:p text:style-name="P8"/>
      <text:p text:style-name="P8">#button1 span { color:black; }</text:p>
      <text:p text:style-name="P8"/>
      <text:p text:style-name="P8">#button2 { </text:p>
      <text:p text:style-name="P8"><text:tab/>position:relative;</text:p>
      <text:p text:style-name="P8"><text:tab/>left:75px;</text:p>
      <text:p text:style-name="P8">}</text:p>
      <text:p text:style-name="P8"><text:s text:c="4"/></text:p>
      <text:p text:style-name="P8">/* middle part */</text:p>
      <text:p text:style-name="P8">#redhead {</text:p>
      <text:p text:style-name="P8"><text:tab/>vertical-align:top;</text:p>
      <text:p text:style-name="P8"><text:tab/>background-color:darkred;</text:p>
      <text:p text:style-name="P8"><text:tab/>width:20px;</text:p>
      <text:p text:style-name="P8"><text:tab/>height:94px;</text:p>
      <text:p text:style-name="P8"><text:tab/>margin: 5px 0px 0px 5px;</text:p>
      <text:p text:style-name="P8"><text:tab/>display:inline-block;</text:p>
      <text:p text:style-name="P8">}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/* right part */</text:p>
      <text:p text:style-name="P8">#headRight{</text:p>
      <text:p text:style-name="P8"><text:tab/>text-align:right;</text:p>
      <text:p text:style-name="P8"><text:tab/>margin: 5px 0px 0px 5px;</text:p>
      <text:p text:style-name="P8"><text:tab/>font-size:10px; </text:p>
      <text:p text:style-name="P8"><text:tab/>display:inline-block;</text:p>
      <text:p text:style-name="P8">}</text:p>
      <text:p text:style-name="P8">#headRight p {margin-top:3px;}</text:p>
      <text:p text:style-name="P8"/>
      <text:p text:style-name="P8"/>
      <text:p text:style-name="P8">/* CONTENT AREA --------------------- */</text:p>
      <text:p text:style-name="P8">/* -- Section links - */</text:p>
      <text:p text:style-name="P8">.sectionLinkTable tr td {</text:p>
      <text:p text:style-name="P8"><text:tab/>vertical-align:top; </text:p>
      <text:p text:style-name="P8"><text:tab/>padding-bottom:20px;</text:p>
      <text:p text:style-name="P8"><text:tab/>text-align:left;</text:p>
      <text:p text:style-name="P8"><text:tab/>width:190px;</text:p>
      <text:p text:style-name="P8"><text:tab/>font-size:12px;</text:p>
      <text:p text:style-name="P8">}</text:p>
      <text:p text:style-name="P8"/>
      <text:p text:style-name="P8">.sectionLinkTable tr td a {</text:p>
      <text:p text:style-name="P8"><text:tab/>background-color:grey; /*placeholder*/</text:p>
      <text:p text:style-name="P8"><text:tab/>color:white;</text:p>
      <text:p text:style-name="P8"><text:tab/>border-radius:20px;</text:p>
      <text:p text:style-name="P8"><text:tab/>font-size:20px;</text:p>
      <text:p text:style-name="P8"><text:tab/>padding: 0px 10px 0px 10px;</text:p>
      <text:p text:style-name="P8"><text:tab/>text-decoration:none;</text:p>
      <text:p text:style-name="P8">}</text:p>
      <text:p text:style-name="P8"/>
      <text:p text:style-name="P8">.sectionLinkTable tr td div p { margin-top:5px; }</text:p>
      <text:p text:style-name="P8">#ftpSection a{ background-color:green; }</text:p>
      <text:p text:style-name="P8">#askSection a{ background-color:blue; <text:s/>}</text:p>
      <text:p text:style-name="P8">#disSection a{ background-color:black; }</text:p>
      <text:p text:style-name="P8"/>
      <text:p text:style-name="P8"/>
      <text:p text:style-name="P8">/* -- Link table */</text:p>
      <text:p text:style-name="P8">.linkTable tr td {</text:p>
      <text:p text:style-name="P8"><text:tab/>padding: 0px 12px 0px 12px;</text:p>
      <text:p text:style-name="P8"><text:tab/>text-align:center;</text:p>
      <text:p text:style-name="P8">}</text:p>
      <text:p text:style-name="P8"/>
      <text:p text:style-name="P8"/>
      <text:p text:style-name="P8">/* Footer ----------------------------- */</text:p>
      <text:p text:style-name="P8">#footer {</text:p>
      <text:p text:style-name="P8"><text:tab/>border-bottom-style:solid;</text:p>
      <text:p text:style-name="P8"><text:tab/>border-color:#aaaaaa;</text:p>
      <text:p text:style-name="P8"><text:tab/>border-width:2px;</text:p>
      <text:p text:style-name="P8"><text:tab/>margin-top:40px;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uce Code Powerline" svg:font-family="'Sauce Code Powerline'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sv" fo:country="S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1:02:20.502010640</meta:creation-date>
    <dc:date>2015-09-05T15:45:30.750782991</dc:date>
    <meta:editing-duration>PT22M23S</meta:editing-duration>
    <meta:editing-cycles>3</meta:editing-cycles>
    <meta:generator>LibreOffice/5.0.1.2.0$Linux_X86_64 LibreOffice_project/00m0$Build-2</meta:generator>
    <meta:document-statistic meta:table-count="0" meta:image-count="0" meta:object-count="0" meta:page-count="5" meta:paragraph-count="177" meta:word-count="536" meta:character-count="5071" meta:non-whitespace-character-count="4287"/>
  </office:meta>
</office:document-meta>
</file>